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онцепт игры <text:span text:style-name="T1">RTS-RPG(</text:span>рабочее название<text:span text:style-name="T1">)</text:span></text:p>
      <text:p text:style-name="P1"/>
      <text:p text:style-name="P1">18.02.18</text:p>
      <text:p text:style-name="P1">Управлять экономикой и постройками. Выбираем расу и создаём юнитов и они сражаются и прокачиваются, получают опыт и уровень.</text:p>
      <text:p text:style-name="P1"/>
      <text:p text:style-name="P1">19.02.18</text:p>
      <text:p text:style-name="P1">Мы сражаемся за условное зло, которое хочет завладеть миром(королевством). Для этого нужно создавать армию воинов, которые получают опыт, деньги, снаряжение. Войско можно прокачивать и в бой идти уже с прокачанным войском но если твой отряд потерпит поражение то весь заработанный опыт, деньги, снаряжение уйдут врагу. Так объясняется вся суть основных <text:span text:style-name="T1">RPG </text:span>где с плохих парней падает шмот, деньги и опыт.</text:p>
      <text:p text:style-name="P1"><text:tab/>В королевстве будет около 10 ключевых точек-замков, которые надо захватить. Так же имеются не большие лагеря врагов (возможно будут спавниться рандомно на карте) <text:s/></text:p>
      <text:p text:style-name="P1"/>
      <text:p text:style-name="P1">28.02.18</text:p>
      <text:p text:style-name="P1">Каждый ключевой объект будет разделён на подуровни как в <text:span text:style-name="T1">Soda Dungeon. </text:span></text:p>
      <text:p text:style-name="P1"><text:span text:style-name="T1"/></text:p>
      <text:p text:style-name="P1">15.03.18</text:p>
      <text:p text:style-name="P1">Опыт, при смерти юнита одной из сторон, будет даваться всем юнитам находящимся в определённой област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1T20:00:26.12</meta:creation-date>
    <dc:date>2018-04-01T20:43:13.63</dc:date>
    <meta:editing-duration>PT1M5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0" meta:word-count="135" meta:character-count="936"/>
  </office:meta>
</office:document-meta>
</file>